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lge 19: Lenas Mutter hilft um das Auto zu starten. Die gruppe spaziert am Drachenfalls in Bonn. Jojo findet es zu anstrengend und will mit der Bahn fahren. Lena und reza sprechen über ihre Studium.</text:p>
      <text:p text:style-name="Standard">Folge 20: Die Gruppe kommt endlich oben. Alle außer Jojo, wer will gleich in die Stadt gehen, wollen die Aussicht genießen und Mittagessen essen. Jojo sagt sie nicht, dass sie in die Stadt gehen will, weil sie Ben sehen will. Am Ende sind sie in der Stadt, aber Jojo hat ihren Rucksack verloren.</text:p>
      <text:p text:style-name="Standard">Folge 21: Mark geht mit Jojo wieder oben um ihren Rucksack zu suchen, währen Lena und Reza bleiben in der Stadt. Jojo findet den Rucksack wo sie ihn verlassen hat. Mark und Jojo hatten viel Spaß auf dem Weg zurück.</text:p>
      <text:p text:style-name="Standard">Folge 22: Lena spricht mit Jojo und sagt, dass Mark ganz klar auf sie steht. Jojo glaubt es nicht, aber Lena findet es klar. Mark sagt Reza, dass er direkter mit Lena sein soll. Lena merkt, dass Jojo ihnen zum Bonn geschleppt hat, weil sie Ben treffen will, und wird bö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3-11T11:57:25.78</meta:creation-date>
    <meta:document-statistic meta:table-count="0" meta:image-count="0" meta:object-count="0" meta:page-count="1" meta:paragraph-count="4" meta:word-count="179" meta:character-count="980"/>
    <dc:date>2016-03-11T12:22:49.27</dc:date>
    <dc:creator>Robert Ritchie</dc:creator>
    <meta:editing-duration>PT10M13S</meta:editing-duration>
    <meta:editing-cycles>1</meta:editing-cycles>
    <meta:generator>OpenOffice/4.1.1$Win32 OpenOffice.org_project/411m6$Build-9775</meta:generator>
  </office:meta>
</office:document-meta>
</file>